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" text:style-name="Internet_20_link" text:visited-style-name="Visited_20_Internet_20_Link"><text:span text:style-name="T71">HTTPS://CODERPROG.COM/LEARN-TYPESCRIPT-ANGULAR-DEVELOPMENT/</text:span></text:a><text:span text:style-name="T72">1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9:49:46.043849455</dc:date>
    <meta:editing-duration>PT13H8M22S</meta:editing-duration>
    <meta:editing-cycles>276</meta:editing-cycles>
    <meta:document-statistic meta:table-count="0" meta:image-count="0" meta:object-count="0" meta:page-count="3" meta:paragraph-count="96" meta:word-count="97" meta:character-count="5199" meta:non-whitespace-character-count="5190"/>
  </office:meta>
</office:document-meta>
</file>